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69ae9" fo:background-color="transparent"/>
    </style:style>
    <style:style style:name="P3" style:family="paragraph" style:parent-style-name="Preformatted_20_Text">
      <style:paragraph-properties style:line-height-at-least="0.503cm"/>
      <style:text-properties fo:color="#000000" style:font-name="Droid Sans Mono" fo:font-size="10.5pt" fo:font-weight="normal" officeooo:paragraph-rsid="000a6691" fo:background-color="transparent"/>
    </style:style>
    <style:style style:name="P4" style:family="paragraph" style:parent-style-name="Preformatted_20_Text">
      <style:text-properties officeooo:paragraph-rsid="000a6691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69ae9" fo:background-color="transparent"/>
    </style:style>
    <style:style style:name="T1" style:family="text">
      <style:text-properties fo:color="#000000" style:font-name="Droid Sans Mono" fo:font-size="10.5pt" fo:font-weight="normal" fo:background-color="transparent" loext:char-shading-value="0"/>
    </style:style>
    <style:style style:name="T2" style:family="text">
      <style:text-properties style:font-name="Droid Sans Mono"/>
    </style:style>
    <style:style style:name="T3" style:family="text">
      <style:text-properties officeooo:rsid="000a66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medicion_final INTO v_medicion_final FROM karnaverde_fincarudy._192_168_1_30_2598_medidores WHERE tipotcaso = 5 ORDER BY fecha DESC LIMIT 1;</text:p>
      <text:p text:style-name="P1">IF v_medicion_final IS NOT NULL THEN</text:p>
      <text:p text:style-name="P1">INSERT INTO karnaverde_fincarudy._192_168_1_30_2598_medidores (fecha, tipotcaso, medicion_inicial, medicion_final, medicion, fecha_inicio, fecha_fin, resultado) VALUES (now(), '5', v_medicion_final, v_medicion_final, '0', now(), now(),0);</text:p>
      <text:p text:style-name="P1">END IF;</text:p>
      <text:p text:style-name="P1"/>
      <text:p text:style-name="P2">INSERT INTO karnaverde_fincarudy._192_168_1_30_2598_medidores (fecha,tipotcaso) SELECT *FROM (SELECT now(),'5') AS tmp WHERE NOT EXISTS (SELECT medicion_final FROM karnaverde_fincarudy._192_168_1_30_2598_medidores WHERE tipotcaso = 5 AND date(fecha)='2019-12-29') LIMIT 1;</text:p>
      <text:p text:style-name="P2"/>
      <text:p text:style-name="P3"><text:span text:style-name="Source_20_Text">IF NOT EXISTS (SELECT * FROM </text:span><text:span text:style-name="Source_20_Text"><text:span text:style-name="T3">karnaverde_fincarudy</text:span></text:span><text:span text:style-name="Source_20_Text"><text:span text:style-name="T2">._192_168_1_30_2598_medidores</text:span></text:span></text:p>
      <text:p text:style-name="Preformatted_20_Text"><text:span text:style-name="Source_20_Text"><text:s text:c="19"/>WHERE </text:span><text:span text:style-name="Source_20_Text"><text:span text:style-name="T3">tipotcaso</text:span></text:span><text:span text:style-name="Source_20_Text"> = </text:span><text:span text:style-name="Source_20_Text"><text:span text:style-name="T3">5 ORDER BY fecha DESC LIMIT 1</text:span></text:span><text:span text:style-name="Source_20_Text">)</text:span></text:p>
      <text:p text:style-name="Preformatted_20_Text"><text:span text:style-name="Source_20_Text"><text:s text:c="3"/>BEGIN</text:span></text:p>
      <text:p text:style-name="P4"><text:span text:style-name="Source_20_Text"><text:s text:c="7"/>INSERT INTO </text:span><text:span text:style-name="Source_20_Text"><text:span text:style-name="T1">_192_168_1_30_2598_medidores</text:span></text:span><text:span text:style-name="Source_20_Text"> (</text:span><text:span text:style-name="Source_20_Text"><text:span text:style-name="T1">fecha, tipotcaso, medicion_inicial, medicion_final, medicion, fecha_inicio, fecha_fin, resultado</text:span></text:span><text:span text:style-name="Source_20_Text">)</text:span></text:p>
      <text:p text:style-name="P4"><text:span text:style-name="Source_20_Text"><text:s text:c="7"/>VALUES (</text:span><text:span text:style-name="Source_20_Text"><text:span text:style-name="T1">now(), '5', v_medicion_final, v_medicion_final, '0', now(), now(),0</text:span></text:span><text:span text:style-name="Source_20_Text">)</text:span></text:p>
      <text:p text:style-name="P5"><text:span text:style-name="Source_20_Text"><text:s text:c="3"/>END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0:30:35.932786940</meta:creation-date>
    <dc:date>2019-12-04T11:04:16.610815754</dc:date>
    <meta:editing-duration>PT5H25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06" meta:character-count="1088" meta:non-whitespace-character-count="954"/>
  </office:meta>
</office:document-meta>
</file>